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800000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width="0.2cm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3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="solid" draw:fill-color="#0000ff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="solid"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0080" fo:font-size="22pt" style:font-size-asian="22pt" style:font-size-complex="22pt"/>
    </style:style>
    <style:style style:name="P3" style:family="paragraph">
      <style:text-properties fo:color="#800000" fo:font-size="22pt" style:font-size-asian="22pt" style:font-size-complex="22pt"/>
    </style:style>
    <style:style style:name="P4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cm" svg:height="22.1cm" svg:x="0.3cm" svg:y="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cm" svg:height="13.5cm" svg:x="8.7cm" svg:y="4cm">
          <text:p text:style-name="P1">CV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3cm" svg:height="1.2cm" svg:x="11.2cm" svg:y="4.4cm">
          <draw:text-box>
            <text:p text:style-name="P2">GPU</text:p>
          </draw:text-box>
        </draw:frame>
        <draw:frame draw:style-name="gr3" draw:text-style-name="P3" draw:layer="layout" svg:width="2.3cm" svg:height="1.2cm" svg:x="2.9cm" svg:y="0.4cm">
          <draw:text-box>
            <text:p text:style-name="P3">CPU</text:p>
          </draw:text-box>
        </draw:frame>
        <draw:custom-shape draw:style-name="gr4" draw:text-style-name="P1" draw:layer="layout" svg:width="8.4cm" svg:height="2.9cm" draw:transform="rotate (-0.802851455917392) translate (7.265cm 0.8cm)">
          <text:p text:style-name="P1">Copy-on</text:p>
          <draw:enhanced-geometry svg:viewBox="0 0 21600 21600" draw:text-areas="0 ?f0 ?f5 ?f2" draw:type="right-arrow" draw:modifiers="18301.2498512082 6535.64013840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5.3cm" svg:height="5.9cm" svg:x="9.8cm" svg:y="8.5cm">
          <text:p text:style-name="P4"><text:span text:style-name="T1">Computation</text:span></text:p>
          <draw:enhanced-geometry svg:viewBox="0 0 21600 21600" draw:text-areas="0 0 21600 ?f0" draw:type="down-arrow-callout" draw:modifiers="12361.6678858815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1" draw:layer="layout" svg:width="8.4cm" svg:height="2.9cm" draw:transform="rotate (-0.733038285837618) translate (7.04cm 14.3cm)">
          <text:p text:style-name="P1">Copy-off</text:p>
          <draw:enhanced-geometry svg:viewBox="0 0 21600 21600" draw:text-areas="0 ?f0 ?f5 ?f2" draw:mirror-horizontal="true" draw:type="right-arrow" draw:modifiers="18301.2498512082 6535.64013840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5.4cm" svg:height="16.9cm" svg:x="1.2cm" svg:y="3cm">
          <text:p text:style-name="P1">Blocking</text:p>
          <draw:enhanced-geometry svg:viewBox="0 0 21600 21600" draw:text-areas="0 0 21600 ?f0" draw:type="down-arrow-callout" draw:modifiers="4689.09531980356 5400 20021.6318561032 8390.4462136641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6.5cm" fo:page-height="2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Pattuzzi</meta:initial-creator>
    <meta:creation-date>2013-04-08T20:30:07</meta:creation-date>
    <dc:date>2013-04-08T20:56:46</dc:date>
    <dc:creator>Sam Pattuzzi</dc:creator>
    <meta:editing-duration>PT11M31S</meta:editing-duration>
    <meta:editing-cycles>5</meta:editing-cycles>
    <meta:generator>LibreOffice/4.0.1.2$Linux_X86_64 LibreOffice_project/400m0$Build-2</meta:generator>
    <meta:document-statistic meta:object-count="8"/>
  </office:meta>
</office:document-meta>
</file>